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499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ro12" style:family="table-row">
      <style:table-row-properties style:row-height="1.0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table:number-columns-repeated="2"/>
          <table:table-cell table:style-name="ce13" table:formula="of:=SUM([.C3:.C165])" office:value-type="time" office:time-value="PT15H23M00S" calcext:value-type="time">
            <text:p>15:23:00</text:p>
          </table:table-cell>
          <table:table-cell table:style-name="ce13" table:formula="of:=SUM([.D3:.D177])" office:value-type="time" office:time-value="PT18H45M01S" calcext:value-type="time">
            <text:p>18:45:01</text:p>
          </table:table-cell>
          <table:table-cell table:style-name="ce28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4]-[.H4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5]-[.H5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6]-[.D6]" office:value-type="time" office:time-value="PT00H00M00S" calcext:value-type="time">
            <text:p>00:00:0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9]-[.G9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2]-[.D12]" office:value-type="time" office:time-value="PT00H00M00S" calcext:value-type="time">
            <text:p>00:00:0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4]-[.H14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5]-[.G15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6]-[.H16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7]-[.H17]" office:value-type="time" office:time-value="PT00H06M00S" calcext:value-type="time">
            <text:p>00:06:00</text:p>
          </table:table-cell>
          <table:table-cell table:style-name="ce14" table:formula="of:=[.C17]-[.D17]" office:value-type="time" office:time-value="-PT00H03M00S" calcext:value-type="time">
            <text:p>23:57:00</text:p>
          </table:table-cell>
          <table:table-cell table:style-name="ce19" table:formula="of:=[.D17]/([.D17]+[.E17])" office:value-type="percentage" office:value="2" calcext:value-type="percentage">
            <text:p>2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8]-[.D18]" office:value-type="time" office:time-value="PT00H00M00S" calcext:value-type="time">
            <text:p>00:00:0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9]-[.G19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0]-[.D20]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5]-[.D25]" office:value-type="time" office:time-value="-PT00H05M00S" calcext:value-type="time">
            <text:p>23:55:00</text:p>
          </table:table-cell>
          <table:table-cell table:style-name="ce19" table:formula="of:=[.D25]/([.D25]+[.E25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table:formula="of:=[.C26]-[.D26]" office:value-type="time" office:time-value="-PT00H05M00S" calcext:value-type="time">
            <text:p>23:55:00</text:p>
          </table:table-cell>
          <table:table-cell table:style-name="ce19" table:formula="of:=[.D26]/([.D26]+[.E26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7]-[.D27]" office:value-type="time" office:time-value="PT00H00M00S" calcext:value-type="time">
            <text:p>00:00:0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0]-[.H30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1]-[.H31]" office:value-type="time" office:time-value="PT00H08M02S" calcext:value-type="time">
            <text:p>00:08:02</text:p>
          </table:table-cell>
          <table:table-cell table:style-name="ce14" table:formula="of:=[.C31]-[.D31]" office:value-type="time" office:time-value="-PT00H03M02S" calcext:value-type="time">
            <text:p>23:56:58</text:p>
          </table:table-cell>
          <table:table-cell table:style-name="ce19" table:formula="of:=[.D31]/([.D31]+[.E31])" office:value-type="percentage" office:value="1.60666666666667" calcext:value-type="percentage">
            <text:p>160,67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2]-[.H32]" office:value-type="time" office:time-value="PT00H10M00S" calcext:value-type="time">
            <text:p>00:10:00</text:p>
          </table:table-cell>
          <table:table-cell table:style-name="ce14" table:formula="of:=[.C32]-[.D32]" office:value-type="time" office:time-value="PT00H00M00S" calcext:value-type="time">
            <text:p>00:00:0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3]-[.H33]" office:value-type="time" office:time-value="PT00H12M53S" calcext:value-type="time">
            <text:p>00:12:53</text:p>
          </table:table-cell>
          <table:table-cell table:style-name="ce14" table:formula="of:=[.C33]-[.D33]" office:value-type="time" office:time-value="-PT00H07M53S" calcext:value-type="time">
            <text:p>23:52:07</text:p>
          </table:table-cell>
          <table:table-cell table:style-name="ce19" table:formula="of:=[.D33]/([.D33]+[.E33])" office:value-type="percentage" office:value="2.57666666666667" calcext:value-type="percentage">
            <text:p>257,67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4]-[.H34]" office:value-type="time" office:time-value="PT00H09M34S" calcext:value-type="time">
            <text:p>00:09:34</text:p>
          </table:table-cell>
          <table:table-cell table:style-name="ce14" table:formula="of:=[.C34]-[.D34]" office:value-type="time" office:time-value="-PT00H01M34S" calcext:value-type="time">
            <text:p>23:58:26</text:p>
          </table:table-cell>
          <table:table-cell table:style-name="ce19" table:formula="of:=[.D34]/([.D34]+[.E34])" office:value-type="percentage" office:value="1.19583333333333" calcext:value-type="percentage">
            <text:p>119,58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5]-[.G35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6]-[.D36]" office:value-type="time" office:time-value="PT00H00M00S" calcext:value-type="time">
            <text:p>00:00:0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4" table:formula="of:=[.C37]-[.D37]" office:value-type="time" office:time-value="-PT00H02M00S" calcext:value-type="time">
            <text:p>23:58:00</text:p>
          </table:table-cell>
          <table:table-cell table:style-name="ce19" table:formula="of:=[.D37]/([.D37]+[.E37])" office:value-type="percentage" office:value="1.2" calcext:value-type="percentage">
            <text:p>12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C38]-[.D38]" office:value-type="time" office:time-value="-PT00H02M00S" calcext:value-type="time">
            <text:p>23:58:00</text:p>
          </table:table-cell>
          <table:table-cell table:style-name="ce19" table:formula="of:=[.D38]/([.D38]+[.E38])" office:value-type="percentage" office:value="1.25" calcext:value-type="percentage">
            <text:p>125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9]-[.H39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0]-[.D40]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table:formula="of:=[.C43]-[.D43]" office:value-type="time" office:time-value="-PT00H08M57S" calcext:value-type="time">
            <text:p>-00:08:57</text:p>
          </table:table-cell>
          <table:table-cell table:style-name="ce20" table:formula="of:=[.D43]/([.D43]+[.E43])" office:value-type="percentage" office:value="1.29833333333333" calcext:value-type="percentage">
            <text:p>129,83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table:formula="of:=[.C44]-[.D44]" office:value-type="time" office:time-value="PT00H01M18S" calcext:value-type="time">
            <text:p>00:01:18</text:p>
          </table:table-cell>
          <table:table-cell table:style-name="ce20" table:formula="of:=[.D44]/([.D44]+[.E44])" office:value-type="percentage" office:value="0.74" calcext:value-type="percentage">
            <text:p>74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table:formula="of:=[.C45]-[.D45]" office:value-type="time" office:time-value="PT00H01M32S" calcext:value-type="time">
            <text:p>00:01:32</text:p>
          </table:table-cell>
          <table:table-cell table:style-name="ce20" table:formula="of:=[.D45]/([.D45]+[.E45])" office:value-type="percentage" office:value="0.488888888888889" calcext:value-type="percentage">
            <text:p>48,8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6]-[.D46]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table:formula="of:=[.C48]-[.D48]" office:value-type="time" office:time-value="PT00H00M03S" calcext:value-type="time">
            <text:p>00:00:03</text:p>
          </table:table-cell>
          <table:table-cell table:style-name="ce20" table:formula="of:=[.D48]/([.D48]+[.E48])" office:value-type="percentage" office:value="0.99" calcext:value-type="percentage">
            <text:p>99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table:formula="of:=[.C49]-[.D49]" office:value-type="time" office:time-value="PT00H00M54S" calcext:value-type="time">
            <text:p>00:00:54</text:p>
          </table:table-cell>
          <table:table-cell table:style-name="ce20" table:formula="of:=[.D49]/([.D49]+[.E49])" office:value-type="percentage" office:value="0.82" calcext:value-type="percentage">
            <text:p>82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table:formula="of:=[.C50]-[.D50]" office:value-type="time" office:time-value="PT00H03M36S" calcext:value-type="time">
            <text:p>00:03:36</text:p>
          </table:table-cell>
          <table:table-cell table:style-name="ce20" table:formula="of:=[.D50]/([.D50]+[.E50])" office:value-type="percentage" office:value="0.28" calcext:value-type="percentage">
            <text:p>28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1]-[.D51]" office:value-type="time" office:time-value="PT00H09M00S" calcext:value-type="time">
            <text:p>00:09:00</text:p>
          </table:table-cell>
          <table:table-cell table:style-name="ce20" table:formula="of:=[.D51]/([.D51]+[.E51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table:formula="of:=[.C53]-[.D53]" office:value-type="time" office:time-value="PT00H03M52S" calcext:value-type="time">
            <text:p>00:03:52</text:p>
          </table:table-cell>
          <table:table-cell table:style-name="ce20" table:formula="of:=[.D53]/([.D53]+[.E53])" office:value-type="percentage" office:value="0.226666666666667" calcext:value-type="percentage">
            <text:p>2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9M00S" calcext:value-type="time">
            <text:p>00:39:00</text:p>
          </table:table-cell>
          <table:table-cell table:style-name="ce18" table:formula="of:=[.C54]-[.D54]" office:value-type="time" office:time-value="-PT00H34M00S" calcext:value-type="time">
            <text:p>-00:34:00</text:p>
          </table:table-cell>
          <table:table-cell table:style-name="ce20" table:formula="of:=[.D54]/([.D54]+[.E54])" office:value-type="percentage" office:value="7.8" calcext:value-type="percentage">
            <text:p>78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table:formula="of:=[.C55]-[.D55]" office:value-type="time" office:time-value="PT00H00M38S" calcext:value-type="time">
            <text:p>00:00:38</text:p>
          </table:table-cell>
          <table:table-cell table:style-name="ce20" table:formula="of:=[.D55]/([.D55]+[.E55])" office:value-type="percentage" office:value="0.788888888888889" calcext:value-type="percentage">
            <text:p>78,89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table:formula="of:=[.C57]-[.D57]" office:value-type="time" office:time-value="PT00H04M21S" calcext:value-type="time">
            <text:p>00:04:21</text:p>
          </table:table-cell>
          <table:table-cell table:style-name="ce20" table:formula="of:=[.D57]/([.D57]+[.E57])" office:value-type="percentage" office:value="0.13" calcext:value-type="percentage">
            <text:p>1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table:formula="of:=[.C58]-[.D58]" office:value-type="time" office:time-value="PT00H01M48S" calcext:value-type="time">
            <text:p>00:01:48</text:p>
          </table:table-cell>
          <table:table-cell table:style-name="ce20" table:formula="of:=[.D58]/([.D58]+[.E58])" office:value-type="percentage" office:value="0.64" calcext:value-type="percentage">
            <text:p>64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59]-[.D59]" office:value-type="time" office:time-value="PT00H04M00S" calcext:value-type="time">
            <text:p>00:04:00</text:p>
          </table:table-cell>
          <table:table-cell table:style-name="ce20" table:formula="of:=[.D59]/([.D59]+[.E59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table:formula="of:=[.C60]-[.D60]" office:value-type="time" office:time-value="PT00H03M51S" calcext:value-type="time">
            <text:p>00:03:51</text:p>
          </table:table-cell>
          <table:table-cell table:style-name="ce20" table:formula="of:=[.D60]/([.D60]+[.E60])" office:value-type="percentage" office:value="0.23" calcext:value-type="percentage">
            <text:p>23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1]-[.D61]" office:value-type="time" office:time-value="PT00H04M00S" calcext:value-type="time">
            <text:p>00:04:00</text:p>
          </table:table-cell>
          <table:table-cell table:style-name="ce20" table:formula="of:=[.D61]/([.D61]+[.E61])" office:value-type="percentage" office:value="0.2" calcext:value-type="percentage">
            <text:p>2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table:formula="of:=[.C62]-[.D62]" office:value-type="time" office:time-value="PT00H04M38S" calcext:value-type="time">
            <text:p>00:04:38</text:p>
          </table:table-cell>
          <table:table-cell table:style-name="ce20" table:formula="of:=[.D62]/([.D62]+[.E62])" office:value-type="percentage" office:value="0.0733333333333333" calcext:value-type="percentage">
            <text:p>7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table:formula="of:=[.C63]-[.D63]" office:value-type="time" office:time-value="-PT00H00M44S" calcext:value-type="time">
            <text:p>-00:00:44</text:p>
          </table:table-cell>
          <table:table-cell table:style-name="ce20" table:formula="of:=[.D63]/([.D63]+[.E63])" office:value-type="percentage" office:value="1.14666666666667" calcext:value-type="percentage">
            <text:p>114,67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table:formula="of:=[.C64]-[.D64]" office:value-type="time" office:time-value="-PT00H12M25S" calcext:value-type="time">
            <text:p>-00:12:25</text:p>
          </table:table-cell>
          <table:table-cell table:style-name="ce20" table:formula="of:=[.D64]/([.D64]+[.E64])" office:value-type="percentage" office:value="2.24166666666667" calcext:value-type="percentage">
            <text:p>224,1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00S" calcext:value-type="time">
            <text:p>00:14:00</text:p>
          </table:table-cell>
          <table:table-cell table:style-name="ce18" table:formula="of:=[.C65]-[.D65]" office:value-type="time" office:time-value="-PT00H09M00S" calcext:value-type="time">
            <text:p>-00:09:00</text:p>
          </table:table-cell>
          <table:table-cell table:style-name="ce20" table:formula="of:=[.D65]/([.D65]+[.E65])" office:value-type="percentage" office:value="2.8" calcext:value-type="percentage">
            <text:p>28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table:formula="of:=[.C66]-[.D66]" office:value-type="time" office:time-value="PT00H05M46S" calcext:value-type="time">
            <text:p>00:05:46</text:p>
          </table:table-cell>
          <table:table-cell table:style-name="ce20" table:formula="of:=[.D66]/([.D66]+[.E66])" office:value-type="percentage" office:value="0.423333333333333" calcext:value-type="percentage">
            <text:p>42,3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table:formula="of:=[.C67]-[.D67]" office:value-type="time" office:time-value="PT00H09M00S" calcext:value-type="time">
            <text:p>00:09:00</text:p>
          </table:table-cell>
          <table:table-cell table:style-name="ce20" table:formula="of:=[.D67]/([.D67]+[.E67])" office:value-type="percentage" office:value="0.1" calcext:value-type="percentage">
            <text:p>1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table:formula="of:=[.C68]-[.D68]" office:value-type="time" office:time-value="PT00H01M26S" calcext:value-type="time">
            <text:p>00:01:26</text:p>
          </table:table-cell>
          <table:table-cell table:style-name="ce20" table:formula="of:=[.D68]/([.D68]+[.E68])" office:value-type="percentage" office:value="0.856666666666667" calcext:value-type="percentage">
            <text:p>85,67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table:formula="of:=[.C70]-[.D70]" office:value-type="time" office:time-value="-PT00H02M21S" calcext:value-type="time">
            <text:p>-00:02:21</text:p>
          </table:table-cell>
          <table:table-cell table:style-name="ce20" table:formula="of:=[.D70]/([.D70]+[.E70])" office:value-type="percentage" office:value="1.47" calcext:value-type="percentage">
            <text:p>14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table:formula="of:=[.C71]-[.D71]" office:value-type="time" office:time-value="-PT00H02M50S" calcext:value-type="time">
            <text:p>-00:02:50</text:p>
          </table:table-cell>
          <table:table-cell table:style-name="ce20" table:formula="of:=[.D71]/([.D71]+[.E71])" office:value-type="percentage" office:value="1.56666666666667" calcext:value-type="percentage">
            <text:p>156,67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table:formula="of:=[.C72]-[.D72]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73]-[.D73]" office:value-type="time" office:time-value="PT00H13M00S" calcext:value-type="time">
            <text:p>00:13:00</text:p>
          </table:table-cell>
          <table:table-cell table:style-name="ce20" table:formula="of:=[.D73]/([.D73]+[.E73])" office:value-type="percentage" office:value="0.133333333333333" calcext:value-type="percentage">
            <text:p>13,3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table:formula="of:=[.C75]-[.D75]" office:value-type="time" office:time-value="-PT00H22M05S" calcext:value-type="time">
            <text:p>-00:22:05</text:p>
          </table:table-cell>
          <table:table-cell table:style-name="ce20" table:formula="of:=[.D75]/([.D75]+[.E75])" office:value-type="percentage" office:value="3.20833333333333" calcext:value-type="percentage">
            <text:p>320,83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table:formula="of:=[.C77]-[.D77]" office:value-type="time" office:time-value="-PT00H07M57S" calcext:value-type="time">
            <text:p>-00:07:57</text:p>
          </table:table-cell>
          <table:table-cell table:style-name="ce20" table:formula="of:=[.D77]/([.D77]+[.E77])" office:value-type="percentage" office:value="2.13571428571429" calcext:value-type="percentage">
            <text:p>213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/>
          <table:table-cell table:style-name="ce18" table:formula="of:=[.C78]-[.D78]" office:value-type="time" office:time-value="PT00H07M00S" calcext:value-type="time">
            <text:p>00:07:00</text:p>
          </table:table-cell>
          <table:table-cell table:style-name="ce20" table:formula="of:=[.D78]/([.D78]+[.E7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79]-[.D79]" office:value-type="time" office:time-value="-PT00H01M00S" calcext:value-type="time">
            <text:p>-00:01:00</text:p>
          </table:table-cell>
          <table:table-cell table:style-name="ce20" table:formula="of:=[.D79]/([.D79]+[.E79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05M00S" calcext:value-type="time">
            <text:p>02:05:00</text:p>
          </table:table-cell>
          <table:table-cell table:style-name="ce18" table:formula="of:=[.C80]-[.D80]" office:value-type="time" office:time-value="-PT01H55M00S" calcext:value-type="time">
            <text:p>-01:55:00</text:p>
          </table:table-cell>
          <table:table-cell table:style-name="ce20" table:formula="of:=[.D80]/([.D80]+[.E80])" office:value-type="percentage" office:value="12.5" calcext:value-type="percentage">
            <text:p>125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81]-[.D81]" office:value-type="time" office:time-value="-PT00H10M00S" calcext:value-type="time">
            <text:p>-00:10:00</text:p>
          </table:table-cell>
          <table:table-cell table:style-name="ce20" table:formula="of:=[.D81]/([.D81]+[.E8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table:formula="of:=[.C82]-[.D82]" office:value-type="time" office:time-value="PT00H05M31S" calcext:value-type="time">
            <text:p>00:05:31</text:p>
          </table:table-cell>
          <table:table-cell table:style-name="ce20" table:formula="of:=[.D82]/([.D82]+[.E82])" office:value-type="percentage" office:value="0.448333333333333" calcext:value-type="percentage">
            <text:p>44,8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table:formula="of:=[.C83]-[.D83]" office:value-type="time" office:time-value="-PT00H00M07S" calcext:value-type="time">
            <text:p>-00:00:07</text:p>
          </table:table-cell>
          <table:table-cell table:style-name="ce20" table:formula="of:=[.D83]/([.D83]+[.E83])" office:value-type="percentage" office:value="1.03888888888889" calcext:value-type="percentage">
            <text:p>103,8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table:formula="of:=[.C84]-[.D84]" office:value-type="time" office:time-value="-PT00H00M08S" calcext:value-type="time">
            <text:p>-00:00:08</text:p>
          </table:table-cell>
          <table:table-cell table:style-name="ce20" table:formula="of:=[.D84]/([.D84]+[.E84])" office:value-type="percentage" office:value="1.02666666666667" calcext:value-type="percentage">
            <text:p>102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table:formula="of:=[.C85]-[.D85]" office:value-type="time" office:time-value="-PT00H12M10S" calcext:value-type="time">
            <text:p>-00:12:10</text:p>
          </table:table-cell>
          <table:table-cell table:style-name="ce20" table:formula="of:=[.D85]/([.D85]+[.E85])" office:value-type="percentage" office:value="2.73809523809524" calcext:value-type="percentage">
            <text:p>273,8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table:formula="of:=[.C86]-[.D86]" office:value-type="time" office:time-value="-PT00H04M53S" calcext:value-type="time">
            <text:p>-00:04:53</text:p>
          </table:table-cell>
          <table:table-cell table:style-name="ce20" table:formula="of:=[.D86]/([.D86]+[.E86])" office:value-type="percentage" office:value="1.69761904761905" calcext:value-type="percentage">
            <text:p>169,7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table:formula="of:=[.C88]-[.D88]" office:value-type="time" office:time-value="PT00H00M50S" calcext:value-type="time">
            <text:p>00:00:50</text:p>
          </table:table-cell>
          <table:table-cell table:style-name="ce20" table:formula="of:=[.D88]/([.D88]+[.E88])" office:value-type="percentage" office:value="0.722222222222222" calcext:value-type="percentage">
            <text:p>72,22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table:formula="of:=[.C89]-[.D89]" office:value-type="time" office:time-value="PT00H03M11S" calcext:value-type="time">
            <text:p>00:03:11</text:p>
          </table:table-cell>
          <table:table-cell table:style-name="ce20" table:formula="of:=[.D89]/([.D89]+[.E89])" office:value-type="percentage" office:value="0.363333333333333" calcext:value-type="percentage">
            <text:p>36,33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table:formula="of:=[.C90]-[.D90]" office:value-type="time" office:time-value="-PT00H06M21S" calcext:value-type="time">
            <text:p>-00:06:21</text:p>
          </table:table-cell>
          <table:table-cell table:style-name="ce20" table:formula="of:=[.D90]/([.D90]+[.E90])" office:value-type="percentage" office:value="2.27" calcext:value-type="percentage">
            <text:p>227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table:formula="of:=[.C92]-[.D92]" office:value-type="time" office:time-value="-PT00H09M23S" calcext:value-type="time">
            <text:p>-00:09:23</text:p>
          </table:table-cell>
          <table:table-cell table:style-name="ce20" table:formula="of:=[.D92]/([.D92]+[.E92])" office:value-type="percentage" office:value="2.87666666666667" calcext:value-type="percentage">
            <text:p>287,67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93]-[.D93]" office:value-type="time" office:time-value="-PT00H02M00S" calcext:value-type="time">
            <text:p>-00:02:00</text:p>
          </table:table-cell>
          <table:table-cell table:style-name="ce20" table:formula="of:=[.D93]/([.D93]+[.E93])" office:value-type="percentage" office:value="1.25" calcext:value-type="percentage">
            <text:p>125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table:formula="of:=[.C94]-[.D94]" office:value-type="time" office:time-value="-PT00H02M26S" calcext:value-type="time">
            <text:p>-00:02:26</text:p>
          </table:table-cell>
          <table:table-cell table:style-name="ce20" table:formula="of:=[.D94]/([.D94]+[.E94])" office:value-type="percentage" office:value="1.48666666666667" calcext:value-type="percentage">
            <text:p>148,67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table:formula="of:=[.C95]-[.D95]" office:value-type="time" office:time-value="-PT00H05M00S" calcext:value-type="time">
            <text:p>-00:05:00</text:p>
          </table:table-cell>
          <table:table-cell table:style-name="ce20" table:formula="of:=[.D95]/([.D95]+[.E95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1"/>
          <table:table-cell table:style-name="ce26" table:number-columns-repeated="2"/>
          <table:table-cell table:style-name="ce18" table:formula="of:=[.C96]-[.D96]" office:value-type="time" office:time-value="PT00H00M00S" calcext:value-type="time">
            <text:p>00:00:00</text:p>
          </table:table-cell>
          <table:table-cell table:style-name="ce20" table:formula="of:=[.D96]/([.D96]+[.E96])" office:value-type="string" office:string-value="" calcext:value-type="error">
            <text:p>#DIV/0 !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/>
          <table:table-cell table:style-name="ce18" table:formula="of:=[.C97]-[.D97]" office:value-type="time" office:time-value="PT00H05M00S" calcext:value-type="time">
            <text:p>00:05:00</text:p>
          </table:table-cell>
          <table:table-cell table:style-name="ce20" table:formula="of:=[.D97]/([.D97]+[.E9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8]-[.D98]" office:value-type="time" office:time-value="PT00H05M00S" calcext:value-type="time">
            <text:p>00:05:00</text:p>
          </table:table-cell>
          <table:table-cell table:style-name="ce20" table:formula="of:=[.D98]/([.D98]+[.E9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99]-[.D99]" office:value-type="time" office:time-value="PT00H08M00S" calcext:value-type="time">
            <text:p>00:08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/>
          <table:table-cell table:style-name="ce18" table:formula="of:=[.C100]-[.D100]" office:value-type="time" office:time-value="PT00H10M00S" calcext:value-type="time">
            <text:p>00:10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1]-[.D101]" office:value-type="time" office:time-value="PT00H00M00S" calcext:value-type="time">
            <text:p>00:00:00</text:p>
          </table:table-cell>
          <table:table-cell table:style-name="ce20" table:formula="of:=[.D101]/([.D101]+[.E10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02]-[.D102]" office:value-type="time" office:time-value="PT00H15M00S" calcext:value-type="time">
            <text:p>00:15:00</text:p>
          </table:table-cell>
          <table:table-cell table:style-name="ce20" table:formula="of:=[.D102]/([.D102]+[.E10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table:formula="of:=[.C103]-[.D103]" office:value-type="time" office:time-value="-PT00H02M00S" calcext:value-type="time">
            <text:p>-00:02:00</text:p>
          </table:table-cell>
          <table:table-cell table:style-name="ce20" table:formula="of:=[.D103]/([.D103]+[.E103])" office:value-type="percentage" office:value="1.06666666666667" calcext:value-type="percentage">
            <text:p>106,67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table:formula="of:=[.C104]-[.D104]" office:value-type="time" office:time-value="-PT00H15M39S" calcext:value-type="time">
            <text:p>-00:15:39</text:p>
          </table:table-cell>
          <table:table-cell table:style-name="ce20" table:formula="of:=[.D104]/([.D104]+[.E104])" office:value-type="percentage" office:value="2.565" calcext:value-type="percentage">
            <text:p>256,5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table:formula="of:=[.C105]-[.D105]" office:value-type="time" office:time-value="PT00H02M27S" calcext:value-type="time">
            <text:p>00:02:27</text:p>
          </table:table-cell>
          <table:table-cell table:style-name="ce20" table:formula="of:=[.D105]/([.D105]+[.E105])" office:value-type="percentage" office:value="0.811538461538462" calcext:value-type="percentage">
            <text:p>81,15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06]-[.D106]" office:value-type="time" office:time-value="PT00H03M00S" calcext:value-type="time">
            <text:p>00:03:00</text:p>
          </table:table-cell>
          <table:table-cell table:style-name="ce20" table:formula="of:=[.D106]/([.D106]+[.E106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table:formula="of:=[.C107]-[.D107]" office:value-type="time" office:time-value="PT00H06M00S" calcext:value-type="time">
            <text:p>00:06:00</text:p>
          </table:table-cell>
          <table:table-cell table:style-name="ce20" table:formula="of:=[.D107]/([.D107]+[.E107])" office:value-type="percentage" office:value="0.625" calcext:value-type="percentage">
            <text:p>6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42S" calcext:value-type="time">
            <text:p>00:15:42</text:p>
          </table:table-cell>
          <table:table-cell table:style-name="ce18" table:formula="of:=[.C108]-[.D108]" office:value-type="time" office:time-value="-PT00H05M42S" calcext:value-type="time">
            <text:p>-00:05:42</text:p>
          </table:table-cell>
          <table:table-cell table:style-name="ce20" table:formula="of:=[.D108]/([.D108]+[.E108])" office:value-type="percentage" office:value="1.57" calcext:value-type="percentage">
            <text:p>157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09]-[.D109]" office:value-type="time" office:time-value="-PT00H07M00S" calcext:value-type="time">
            <text:p>-00:07:00</text:p>
          </table:table-cell>
          <table:table-cell table:style-name="ce20" table:formula="of:=[.D109]/([.D109]+[.E109])" office:value-type="percentage" office:value="1.875" calcext:value-type="percentage">
            <text:p>187,50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0]-[.D110]" office:value-type="time" office:time-value="PT00H03M15S" calcext:value-type="time">
            <text:p>00:03:15</text:p>
          </table:table-cell>
          <table:table-cell table:style-name="ce20" table:formula="of:=[.D110]/([.D110]+[.E110])" office:value-type="percentage" office:value="0.35" calcext:value-type="percentage">
            <text:p>35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table:formula="of:=[.C111]-[.D111]" office:value-type="time" office:time-value="PT00H04M15S" calcext:value-type="time">
            <text:p>00:04:15</text:p>
          </table:table-cell>
          <table:table-cell table:style-name="ce20" table:formula="of:=[.D111]/([.D111]+[.E111])" office:value-type="percentage" office:value="0.291666666666667" calcext:value-type="percentage">
            <text:p>29,17 %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table:formula="of:=[.C112]-[.D112]" office:value-type="time" office:time-value="-PT00H02M22S" calcext:value-type="time">
            <text:p>-00:02:22</text:p>
          </table:table-cell>
          <table:table-cell table:style-name="ce20" table:formula="of:=[.D112]/([.D112]+[.E112])" office:value-type="percentage" office:value="1.39444444444444" calcext:value-type="percentage">
            <text:p>139,44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table:formula="of:=[.C113]-[.D113]" office:value-type="time" office:time-value="-PT00H05M06S" calcext:value-type="time">
            <text:p>-00:05:06</text:p>
          </table:table-cell>
          <table:table-cell table:style-name="ce20" table:formula="of:=[.D113]/([.D113]+[.E113])" office:value-type="percentage" office:value="1.72857142857143" calcext:value-type="percentage">
            <text:p>17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1M00S" calcext:value-type="time">
            <text:p>00:21:00</text:p>
          </table:table-cell>
          <table:table-cell table:style-name="ce18" table:formula="of:=[.C114]-[.D114]" office:value-type="time" office:time-value="-PT00H06M00S" calcext:value-type="time">
            <text:p>-00:06:00</text:p>
          </table:table-cell>
          <table:table-cell table:style-name="ce20" table:formula="of:=[.D114]/([.D114]+[.E114])" office:value-type="percentage" office:value="1.4" calcext:value-type="percentage">
            <text:p>14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table:formula="of:=[.C115]-[.D115]" office:value-type="time" office:time-value="PT00H05M00S" calcext:value-type="time">
            <text:p>00:05:00</text:p>
          </table:table-cell>
          <table:table-cell table:style-name="ce20" table:formula="of:=[.D115]/([.D115]+[.E115])" office:value-type="percentage" office:value="0.285714285714286" calcext:value-type="percentage">
            <text:p>28,57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table:formula="of:=[.C116]-[.D116]" office:value-type="time" office:time-value="PT00H04M00S" calcext:value-type="time">
            <text:p>00:04:00</text:p>
          </table:table-cell>
          <table:table-cell table:style-name="ce20" table:formula="of:=[.D116]/([.D116]+[.E116])" office:value-type="percentage" office:value="0.428571428571429" calcext:value-type="percentage">
            <text:p>42,86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table:formula="of:=[.C117]-[.D117]" office:value-type="time" office:time-value="PT00H04M00S" calcext:value-type="time">
            <text:p>00:04:00</text:p>
          </table:table-cell>
          <table:table-cell table:style-name="ce20" table:formula="of:=[.D117]/([.D117]+[.E117])" office:value-type="percentage" office:value="0.5" calcext:value-type="percentage">
            <text:p>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table:formula="of:=[.C118]-[.D118]" office:value-type="time" office:time-value="PT00H02M00S" calcext:value-type="time">
            <text:p>00:02:00</text:p>
          </table:table-cell>
          <table:table-cell table:style-name="ce20" table:formula="of:=[.D118]/([.D118]+[.E118])" office:value-type="percentage" office:value="0.714285714285714" calcext:value-type="percentage">
            <text:p>71,43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table:formula="of:=[.C119]-[.D119]" office:value-type="time" office:time-value="-PT00H05M00S" calcext:value-type="time">
            <text:p>-00:05:00</text:p>
          </table:table-cell>
          <table:table-cell table:style-name="ce20" table:formula="of:=[.D119]/([.D119]+[.E119])" office:value-type="percentage" office:value="1.5" calcext:value-type="percentage">
            <text:p>1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table:formula="of:=[.C120]-[.D120]" office:value-type="time" office:time-value="-PT00H01M00S" calcext:value-type="time">
            <text:p>-00:01:00</text:p>
          </table:table-cell>
          <table:table-cell table:style-name="ce20" table:formula="of:=[.D120]/([.D120]+[.E120])" office:value-type="percentage" office:value="1.14285714285714" calcext:value-type="percentage">
            <text:p>114,29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1]-[.D121]" office:value-type="time" office:time-value="-PT00H10M00S" calcext:value-type="time">
            <text:p>-00:10:00</text:p>
          </table:table-cell>
          <table:table-cell table:style-name="ce20" table:formula="of:=[.D121]/([.D121]+[.E121])" office:value-type="percentage" office:value="2" calcext:value-type="percentage">
            <text:p>2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2]-[.D122]" office:value-type="time" office:time-value="-PT00H01M00S" calcext:value-type="time">
            <text:p>-00:01:00</text:p>
          </table:table-cell>
          <table:table-cell table:style-name="ce20" table:formula="of:=[.D122]/([.D122]+[.E122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table:formula="of:=[.C123]-[.D123]" office:value-type="time" office:time-value="-PT00H01M00S" calcext:value-type="time">
            <text:p>-00:01:00</text:p>
          </table:table-cell>
          <table:table-cell table:style-name="ce20" table:formula="of:=[.D123]/([.D123]+[.E123])" office:value-type="percentage" office:value="1.125" calcext:value-type="percentage">
            <text:p>1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table:formula="of:=[.C124]-[.D124]" office:value-type="time" office:time-value="-PT00H12M00S" calcext:value-type="time">
            <text:p>-00:12:00</text:p>
          </table:table-cell>
          <table:table-cell table:style-name="ce20" table:formula="of:=[.D124]/([.D124]+[.E124])" office:value-type="percentage" office:value="2.5" calcext:value-type="percentage">
            <text:p>25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table:formula="of:=[.C125]-[.D125]" office:value-type="time" office:time-value="-PT00H02M00S" calcext:value-type="time">
            <text:p>-00:02:00</text:p>
          </table:table-cell>
          <table:table-cell table:style-name="ce20" table:formula="of:=[.D125]/([.D125]+[.E125])" office:value-type="percentage" office:value="1.2" calcext:value-type="percentage">
            <text:p>12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table:formula="of:=[.C126]-[.D126]" office:value-type="time" office:time-value="-PT00H03M00S" calcext:value-type="time">
            <text:p>-00:03:00</text:p>
          </table:table-cell>
          <table:table-cell table:style-name="ce20" table:formula="of:=[.D126]/([.D126]+[.E126])" office:value-type="percentage" office:value="1.3" calcext:value-type="percentage">
            <text:p>13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27]-[.D127]" office:value-type="time" office:time-value="-PT00H09M00S" calcext:value-type="time">
            <text:p>-00:09:00</text:p>
          </table:table-cell>
          <table:table-cell table:style-name="ce20" table:formula="of:=[.D127]/([.D127]+[.E127])" office:value-type="percentage" office:value="2.125" calcext:value-type="percentage">
            <text:p>212,5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8M44S" calcext:value-type="time">
            <text:p>00:38:44</text:p>
          </table:table-cell>
          <table:table-cell table:style-name="ce18" table:formula="of:=[.C128]-[.D128]" office:value-type="time" office:time-value="-PT00H08M44S" calcext:value-type="time">
            <text:p>-00:08:44</text:p>
          </table:table-cell>
          <table:table-cell table:style-name="ce20" table:formula="of:=[.D128]/([.D128]+[.E128])" office:value-type="percentage" office:value="1.29111111111111" calcext:value-type="percentage">
            <text:p>129,11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</text:p>
          </table:table-cell>
          <table:table-cell table:style-name="ce14" office:value-type="time" office:time-value="PT00H15M00S" calcext:value-type="time">
            <text:p>00:15:00</text:p>
          </table:table-cell>
          <table:table-cell/>
          <table:table-cell table:style-name="ce18" table:formula="of:=[.C129]-[.D129]" office:value-type="time" office:time-value="PT00H15M00S" calcext:value-type="time">
            <text:p>00:15:00</text:p>
          </table:table-cell>
          <table:table-cell table:style-name="ce20" table:formula="of:=[.D129]/([.D129]+[.E1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9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number-columns-repeated="3"/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3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6:35:57.20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6:36:52.037000000</dc:date>
    <meta:editing-duration>P1DT13H36M25S</meta:editing-duration>
    <meta:editing-cycles>249</meta:editing-cycles>
    <meta:generator>LibreOffice/7.2.4.1$Windows_X86_64 LibreOffice_project/27d75539669ac387bb498e35313b970b7fe9c4f9</meta:generator>
    <meta:document-statistic meta:table-count="1" meta:cell-count="645" meta:object-count="0"/>
  </office:meta>
</office:document-meta>
</file>